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et-containment</text:p>
          </table:table-cell>
          <table:table-cell office:value-type="string" calcext:value-type="string">
            <text:p>signatures</text:p>
          </table:table-cell>
          <table:table-cell office:value-type="string" calcext:value-type="string">
            <text:p>ELK</text:p>
          </table:table-cell>
        </table:table-row>
        <table:table-row table:style-name="ro1">
          <table:table-cell office:value-type="string" calcext:value-type="string">
            <text:p>Small_100</text:p>
          </table:table-cell>
          <table:table-cell office:value-type="float" office:value="32435" calcext:value-type="float">
            <text:p>32435</text:p>
          </table:table-cell>
          <table:table-cell office:value-type="float" office:value="5273" calcext:value-type="float">
            <text:p>5273</text:p>
          </table:table-cell>
          <table:table-cell office:value-type="float" office:value="7723" calcext:value-type="float">
            <text:p>772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Small_1000</text:p>
          </table:table-cell>
          <table:table-cell office:value-type="float" office:value="38232" calcext:value-type="float">
            <text:p>38232</text:p>
          </table:table-cell>
          <table:table-cell office:value-type="float" office:value="7687" calcext:value-type="float">
            <text:p>7687</text:p>
          </table:table-cell>
          <table:table-cell office:value-type="float" office:value="9869" calcext:value-type="float">
            <text:p>9869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string" calcext:value-type="string">
            <text:p>Small_10000</text:p>
          </table:table-cell>
          <table:table-cell office:value-type="float" office:value="110319" calcext:value-type="float">
            <text:p>110319</text:p>
          </table:table-cell>
          <table:table-cell office:value-type="float" office:value="21648" calcext:value-type="float">
            <text:p>21648</text:p>
          </table:table-cell>
          <table:table-cell office:value-type="float" office:value="21742" calcext:value-type="float">
            <text:p>21742</text:p>
          </table:table-cell>
          <table:table-cell office:value-type="float" office:value="52183" calcext:value-type="float">
            <text:p>52183</text:p>
          </table:table-cell>
        </table:table-row>
        <table:table-row table:style-name="ro1">
          <table:table-cell office:value-type="string" calcext:value-type="string">
            <text:p>Small_100000</text:p>
          </table:table-cell>
          <table:table-cell office:value-type="float" office:value="1191928" calcext:value-type="float">
            <text:p>1191928</text:p>
          </table:table-cell>
          <table:table-cell office:value-type="float" office:value="153449" calcext:value-type="float">
            <text:p>153449</text:p>
          </table:table-cell>
          <table:table-cell office:value-type="float" office:value="161639" calcext:value-type="float">
            <text:p>161639</text:p>
          </table:table-cell>
          <table:table-cell office:value-type="float" office:value="538298" calcext:value-type="float">
            <text:p>538298</text:p>
          </table:table-cell>
        </table:table-row>
        <table:table-row table:style-name="ro1">
          <table:table-cell office:value-type="string" calcext:value-type="string">
            <text:p>Medium_100</text:p>
          </table:table-cell>
          <table:table-cell office:value-type="float" office:value="57085" calcext:value-type="float">
            <text:p>57085</text:p>
          </table:table-cell>
          <table:table-cell office:value-type="float" office:value="6493" calcext:value-type="float">
            <text:p>6493</text:p>
          </table:table-cell>
          <table:table-cell office:value-type="float" office:value="9351" calcext:value-type="float">
            <text:p>9351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Medium_1000</text:p>
          </table:table-cell>
          <table:table-cell office:value-type="float" office:value="219800" calcext:value-type="float">
            <text:p>219800</text:p>
          </table:table-cell>
          <table:table-cell office:value-type="float" office:value="14407" calcext:value-type="float">
            <text:p>14407</text:p>
          </table:table-cell>
          <table:table-cell office:value-type="float" office:value="36679" calcext:value-type="float">
            <text:p>36679</text:p>
          </table:table-cell>
          <table:table-cell office:value-type="float" office:value="28393" calcext:value-type="float">
            <text:p>28393</text:p>
          </table:table-cell>
        </table:table-row>
        <table:table-row table:style-name="ro1">
          <table:table-cell office:value-type="string" calcext:value-type="string">
            <text:p>Medium_10000</text:p>
          </table:table-cell>
          <table:table-cell office:value-type="float" office:value="2177478" calcext:value-type="float">
            <text:p>2177478</text:p>
          </table:table-cell>
          <table:table-cell office:value-type="float" office:value="91047" calcext:value-type="float">
            <text:p>91047</text:p>
          </table:table-cell>
          <table:table-cell office:value-type="float" office:value="185142" calcext:value-type="float">
            <text:p>185142</text:p>
          </table:table-cell>
          <table:table-cell office:value-type="float" office:value="303989" calcext:value-type="float">
            <text:p>303989</text:p>
          </table:table-cell>
        </table:table-row>
        <table:table-row table:style-name="ro1">
          <table:table-cell office:value-type="string" calcext:value-type="string">
            <text:p>Medium_100000</text:p>
          </table:table-cell>
          <table:table-cell office:value-type="float" office:value="24293890" calcext:value-type="float">
            <text:p>24293890</text:p>
          </table:table-cell>
          <table:table-cell office:value-type="float" office:value="818943" calcext:value-type="float">
            <text:p>818943</text:p>
          </table:table-cell>
          <table:table-cell office:value-type="float" office:value="1665276" calcext:value-type="float">
            <text:p>1665276</text:p>
          </table:table-cell>
          <table:table-cell office:value-type="float" office:value="3028423" calcext:value-type="float">
            <text:p>3028423</text:p>
          </table:table-cell>
        </table:table-row>
        <table:table-row table:style-name="ro1">
          <table:table-cell office:value-type="string" calcext:value-type="string">
            <text:p>Big_100</text:p>
          </table:table-cell>
          <table:table-cell office:value-type="float" office:value="149385" calcext:value-type="float">
            <text:p>149385</text:p>
          </table:table-cell>
          <table:table-cell office:value-type="float" office:value="11849" calcext:value-type="float">
            <text:p>11849</text:p>
          </table:table-cell>
          <table:table-cell office:value-type="float" office:value="23029" calcext:value-type="float">
            <text:p>23029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Big_1000</text:p>
          </table:table-cell>
          <table:table-cell office:value-type="float" office:value="1083495" calcext:value-type="float">
            <text:p>1083495</text:p>
          </table:table-cell>
          <table:table-cell office:value-type="float" office:value="26981" calcext:value-type="float">
            <text:p>26981</text:p>
          </table:table-cell>
          <table:table-cell office:value-type="float" office:value="135009" calcext:value-type="float">
            <text:p>135009</text:p>
          </table:table-cell>
          <table:table-cell office:value-type="float" office:value="69891" calcext:value-type="float">
            <text:p>69891</text:p>
          </table:table-cell>
        </table:table-row>
        <table:table-row table:style-name="ro1">
          <table:table-cell office:value-type="string" calcext:value-type="string">
            <text:p>Big_10000</text:p>
          </table:table-cell>
          <table:table-cell office:value-type="float" office:value="10881486" calcext:value-type="float">
            <text:p>10881486</text:p>
          </table:table-cell>
          <table:table-cell office:value-type="float" office:value="208026" calcext:value-type="float">
            <text:p>208026</text:p>
          </table:table-cell>
          <table:table-cell office:value-type="float" office:value="1103081" calcext:value-type="float">
            <text:p>1103081</text:p>
          </table:table-cell>
          <table:table-cell office:value-type="float" office:value="684652" calcext:value-type="float">
            <text:p>684652</text:p>
          </table:table-cell>
        </table:table-row>
        <table:table-row table:style-name="ro1">
          <table:table-cell office:value-type="string" calcext:value-type="string">
            <text:p>Big_10000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PI_2017</text:p>
          </table:table-cell>
          <table:table-cell office:value-type="float" office:value="315859" calcext:value-type="float">
            <text:p>315859</text:p>
          </table:table-cell>
          <table:table-cell office:value-type="float" office:value="73953" calcext:value-type="float">
            <text:p>73953</text:p>
          </table:table-cell>
          <table:table-cell office:value-type="float" office:value="76440" calcext:value-type="float">
            <text:p>76440</text:p>
          </table:table-cell>
          <table:table-cell office:value-type="float" office:value="203285" calcext:value-type="float">
            <text:p>203285</text:p>
          </table:table-cell>
        </table:table-row>
        <table:table-row table:style-name="ro1">
          <table:table-cell office:value-type="string" calcext:value-type="string">
            <text:p>BPI_2018</text:p>
          </table:table-cell>
          <table:table-cell office:value-type="float" office:value="740215" calcext:value-type="float">
            <text:p>740215</text:p>
          </table:table-cell>
          <table:table-cell office:value-type="float" office:value="179685" calcext:value-type="float">
            <text:p>179685</text:p>
          </table:table-cell>
          <table:table-cell office:value-type="float" office:value="329438" calcext:value-type="float">
            <text:p>329438</text:p>
          </table:table-cell>
          <table:table-cell office:value-type="float" office:value="446982" calcext:value-type="float">
            <text:p>446982</text:p>
          </table:table-cell>
        </table:table-row>
        <table:table-row table:style-name="ro1">
          <table:table-cell office:value-type="string" calcext:value-type="string">
            <text:p>BPI_2019</text:p>
          </table:table-cell>
          <table:table-cell office:value-type="float" office:value="575910" calcext:value-type="float">
            <text:p>575910</text:p>
          </table:table-cell>
          <table:table-cell office:value-type="float" office:value="103561" calcext:value-type="float">
            <text:p>103561</text:p>
          </table:table-cell>
          <table:table-cell office:value-type="float" office:value="117317" calcext:value-type="float">
            <text:p>117317</text:p>
          </table:table-cell>
          <table:table-cell office:value-type="float" office:value="278567" calcext:value-type="float">
            <text:p>278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09:21:02.94962916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09:34:48.390087906</meta:creation-date>
    <dc:date>2022-03-01T09:23:30.977581259</dc:date>
    <meta:editing-duration>PT2H7M58S</meta:editing-duration>
    <meta:editing-cycles>9</meta:editing-cycles>
    <meta:generator>LibreOffice/6.4.7.2$Linux_X86_64 LibreOffice_project/40$Build-2</meta:generator>
    <meta:document-statistic meta:table-count="1" meta:cell-count="79" meta:object-count="0"/>
  </office:meta>
</office:document-meta>
</file>